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3.5cm" svg:height="1cm" svg:x="0.339cm" svg:y="0.102cm">
          <draw:text-box>
            <text:p text:style-name="P1">Interpreter</text:p>
          </draw:text-box>
        </draw:frame>
        <draw:custom-shape draw:style-name="gr2" draw:text-style-name="P3" draw:layer="layout" svg:width="6cm" svg:height="1cm" svg:x="7.839cm" svg:y="0.102cm">
          <text:p text:style-name="P2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22.339cm" svg:y="4.10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10.102cm">
          <text:p text:style-name="P5">Nächstes Zeichen les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14.549cm" svg:y="6.102cm">
          <text:p text:style-name="P5">Fehlermeldu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2.102cm">
          <text:p text:style-name="P5">Codeanaly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23.602cm">
          <text:p text:style-name="P5">Schritt ausführ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.5cm" svg:x="1.839cm" svg:y="20.102cm">
          <text:p text:style-name="P5">Warten auf Benutzereingabe</text:p>
          <text:p text:style-name="P5">für nächsten Schri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7.102cm">
          <text:p text:style-name="P5">Initialisieru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23.839cm" svg:y1="6.602cm" svg:x2="23.839cm" svg:y2="7.602cm">
          <text:p text:style-name="P1"/>
        </draw:line>
        <draw:line draw:style-name="gr3" draw:text-style-name="P3" draw:layer="layout" svg:x1="17.549cm" svg:y1="7.102cm" svg:x2="17.549cm" svg:y2="17.602cm">
          <text:p text:style-name="P1"/>
        </draw:line>
        <draw:line draw:style-name="gr3" draw:text-style-name="P3" draw:layer="layout" svg:x1="10.839cm" svg:y1="14.102cm" svg:x2="10.839cm" svg:y2="15.102cm">
          <text:p text:style-name="P1"/>
        </draw:line>
        <draw:line draw:style-name="gr3" draw:text-style-name="P3" draw:layer="layout" svg:x1="10.839cm" svg:y1="11.102cm" svg:x2="10.839cm" svg:y2="12.102cm">
          <text:p text:style-name="P1"/>
        </draw:line>
        <draw:line draw:style-name="gr3" draw:text-style-name="P3" draw:layer="layout" svg:x1="17.549cm" svg:y1="5.102cm" svg:x2="17.549cm" svg:y2="6.102cm">
          <text:p text:style-name="P1"/>
        </draw:line>
        <draw:line draw:style-name="gr3" draw:text-style-name="P3" draw:layer="layout" svg:x1="10.839cm" svg:y1="6.102cm" svg:x2="10.839cm" svg:y2="7.102cm">
          <text:p text:style-name="P1"/>
        </draw:line>
        <draw:line draw:style-name="gr3" draw:text-style-name="P3" draw:layer="layout" svg:x1="10.839cm" svg:y1="3.102cm" svg:x2="10.839cm" svg:y2="4.102cm">
          <text:p text:style-name="P1"/>
        </draw:line>
        <draw:line draw:style-name="gr3" draw:text-style-name="P3" draw:layer="layout" svg:x1="10.839cm" svg:y1="20.102cm" svg:x2="10.839cm" svg:y2="23.602cm">
          <text:p text:style-name="P1"/>
        </draw:line>
        <draw:line draw:style-name="gr3" draw:text-style-name="P3" draw:layer="layout" svg:x1="4.839cm" svg:y1="19.102cm" svg:x2="4.839cm" svg:y2="20.102cm">
          <text:p text:style-name="P1"/>
        </draw:line>
        <draw:line draw:style-name="gr3" draw:text-style-name="P3" draw:layer="layout" svg:x1="10.839cm" svg:y1="17.102cm" svg:x2="10.839cm" svg:y2="18.102cm">
          <text:p text:style-name="P1"/>
        </draw:line>
        <draw:line draw:style-name="gr3" draw:text-style-name="P3" draw:layer="layout" svg:x1="10.839cm" svg:y1="8.102cm" svg:x2="10.839cm" svg:y2="10.102cm">
          <text:p text:style-name="P1"/>
        </draw:line>
        <draw:line draw:style-name="gr3" draw:text-style-name="P3" draw:layer="layout" svg:x1="10.839cm" svg:y1="1.102cm" svg:x2="10.839cm" svg:y2="2.102cm">
          <text:p text:style-name="P1"/>
        </draw:lin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22.339cm" svg:y="9.102cm"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15.102cm">
          <text:p text:style-name="P2"><text:span text:style-name="T1">Brainfuck-Zeiche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4.102cm">
          <text:p text:style-name="P2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18.102cm">
          <text:p text:style-name="P2"><text:span text:style-name="T1">Step-By-Step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12.102cm">
          <text:p text:style-name="P2"><text:span text:style-name="T1">End of fi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24.839cm" svg:y="12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6.339cm" svg:y="15.35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10.839cm" svg:y="6.10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.5cm" svg:height="0.75cm" svg:x="10.839cm" svg:y="20.10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cm" svg:height="0.75cm" svg:x="10.839cm" svg:y="17.1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24.839cm" svg:y="13.602cm">
          <draw:text-box>
            <text:p text:style-name="P6"><text:span text:style-name="T1">ja</text:span></text:p>
          </draw:text-box>
        </draw:frame>
        <draw:frame draw:style-name="gr4" draw:text-style-name="P6" draw:layer="layout" svg:width="1.5cm" svg:height="0.75cm" svg:x="10.839cm" svg:y="14.102cm">
          <draw:text-box>
            <text:p text:style-name="P6"><text:span text:style-name="T1">nein</text:span></text:p>
          </draw:text-box>
        </draw:frame>
        <draw:frame draw:style-name="gr4" draw:text-style-name="P6" draw:layer="layout" svg:width="1cm" svg:height="0.75cm" svg:x="13.839cm" svg:y="4.35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6.839cm" svg:y="18.352cm">
          <draw:text-box>
            <text:p text:style-name="P6"><text:span text:style-name="T1">ja</text:span></text:p>
          </draw:text-box>
        </draw:frame>
        <draw:frame draw:style-name="gr4" draw:text-style-name="P6" draw:layer="layout" svg:width="1cm" svg:height="0.75cm" svg:x="13.839cm" svg:y="12.352cm">
          <draw:text-box>
            <text:p text:style-name="P6"><text:span text:style-name="T1">ja</text:span></text:p>
          </draw:text-box>
        </draw:frame>
        <draw:line draw:style-name="gr5" draw:text-style-name="P3" draw:layer="layout" svg:x1="7.839cm" svg:y1="19.102cm" svg:x2="4.839cm" svg:y2="19.102cm">
          <text:p text:style-name="P1"/>
        </draw:line>
        <draw:line draw:style-name="gr5" draw:text-style-name="P3" draw:layer="layout" svg:x1="4.839cm" svg:y1="21.602cm" svg:x2="4.839cm" svg:y2="22.602cm">
          <text:p text:style-name="P1"/>
        </draw:line>
        <draw:line draw:style-name="gr5" draw:text-style-name="P3" draw:layer="layout" svg:x1="10.839cm" svg:y1="22.602cm" svg:x2="4.839cm" svg:y2="22.6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10.839cm" svg:y1="9.102cm" svg:x2="4.839cm" svg:y2="9.1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17.549cm" svg:y1="5.102cm" svg:x2="13.839cm" svg:y2="5.102cm">
          <text:p text:style-name="P1"/>
        </draw:line>
        <draw:line draw:style-name="gr5" draw:text-style-name="P3" draw:layer="layout" svg:x1="7.839cm" svg:y1="16.102cm" svg:x2="4.839cm" svg:y2="16.102cm">
          <text:p text:style-name="P1"/>
        </draw:line>
        <draw:line draw:style-name="gr5" draw:text-style-name="P3" draw:layer="layout" svg:x1="4.839cm" svg:y1="16.102cm" svg:x2="4.839cm" svg:y2="9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28.339cm" svg:y1="16.602cm" svg:x2="25.339cm" svg:y2="16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10.839cm" svg:y1="24.602cm" svg:x2="10.839cm" svg:y2="25.602cm">
          <text:p text:style-name="P1"/>
        </draw:line>
        <draw:line draw:style-name="gr5" draw:text-style-name="P3" draw:layer="layout" svg:x1="24.339cm" svg:y1="17.102cm" svg:x2="24.339cm" svg:y2="20.102cm">
          <text:p text:style-name="P1"/>
        </draw:line>
        <draw:line draw:style-name="gr5" draw:text-style-name="P3" draw:layer="layout" svg:x1="17.549cm" svg:y1="13.102cm" svg:x2="13.839cm" svg:y2="13.102cm">
          <text:p text:style-name="P1"/>
        </draw:line>
        <draw:line draw:style-name="gr5" draw:text-style-name="P3" draw:layer="layout" svg:x1="10.839cm" svg:y1="25.602cm" svg:x2="0.839cm" svg:y2="25.602cm">
          <text:p text:style-name="P1"/>
        </draw:line>
        <draw:custom-shape draw:style-name="gr2" draw:text-style-name="P3" draw:layer="layout" svg:width="6cm" svg:height="1cm" svg:x="14.549cm" svg:y="17.602cm">
          <text:p text:style-name="P2">En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0.839cm" svg:y1="25.602cm" svg:x2="0.839cm" svg:y2="9.102cm">
          <text:p text:style-name="P1"/>
        </draw:line>
        <draw:line draw:style-name="gr5" draw:text-style-name="P3" draw:layer="layout" svg:x1="0.839cm" svg:y1="9.102cm" svg:x2="4.839cm" svg:y2="9.102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9T11:54:10</meta:creation-date>
    <dc:creator>David Christa</dc:creator>
    <dc:date>2006-03-09T12:29:51</dc:date>
    <dc:language>de-DE</dc:language>
    <meta:editing-cycles>2</meta:editing-cycles>
    <meta:editing-duration>PT35M41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